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76bf7" officeooo:paragraph-rsid="00176bf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font-weight="normal" officeooo:rsid="00176bf7" officeooo:paragraph-rsid="00176bf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1bea6d" officeooo:paragraph-rsid="001bea6d" style:font-size-asian="12pt" style:font-weight-asian="normal" style:font-size-complex="12pt" style:font-weight-complex="normal"/>
    </style:style>
    <style:style style:name="T1" style:family="text">
      <style:text-properties officeooo:rsid="001929cc"/>
    </style:style>
    <style:style style:name="T2" style:family="text">
      <style:text-properties fo:font-style="italic" officeooo:rsid="001929c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29cc" style:font-style-asian="normal" style:font-style-complex="normal"/>
    </style:style>
    <style:style style:name="T5" style:family="text">
      <style:text-properties fo:font-style="normal" officeooo:rsid="001a43e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eratura:</text:p>
      <text:p text:style-name="P2">9. <text:span text:style-name="T1">K. Douglas, S. Douglas, </text:span><text:span text:style-name="T2">PostgreSQL: A comprehensive guide to building, programming and administering PostgreSQL databases, </text:span><text:span text:style-name="T4">Sams Publishing, </text:span><text:span text:style-name="T5">2003</text:span></text:p>
      <text:p text:style-name="P2"><text:span text:style-name="T5"/></text:p>
      <text:p text:style-name="P3"><text:span text:style-name="T5">1</text:span><text:span text:style-name="T3">0. PostgreSQL: The world’s most advenced open source database. </text:span><text:a xlink:type="simple" xlink:href="https://www.postgresql.org/" text:style-name="Internet_20_link" text:visited-style-name="Visited_20_Internet_20_Link"><text:span text:style-name="T3">https://www.postgresql.org/</text:span></text:a><text:span text:style-name="T3">, stan z dnia 6.12.2022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5T20:21:56.027000000</meta:creation-date>
    <dc:date>2022-12-07T00:24:01.239000000</dc:date>
    <meta:editing-duration>PT3H30M12S</meta:editing-duration>
    <meta:editing-cycles>1</meta:editing-cycles>
    <meta:document-statistic meta:table-count="0" meta:image-count="0" meta:object-count="0" meta:page-count="1" meta:paragraph-count="3" meta:word-count="34" meta:character-count="273" meta:non-whitespace-character-count="242"/>
    <meta:generator>LibreOffice/6.4.4.2$Windows_X86_64 LibreOffice_project/3d775be2011f3886db32dfd395a6a6d1ca2630ff</meta:generator>
  </office:meta>
</office:document-meta>
</file>